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0d0d77"/>
    </style:style>
    <style:style style:name="P3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266c4"/>
    </style:style>
    <style:style style:name="P4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40e35"/>
    </style:style>
    <style:style style:name="P5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5d05c"/>
    </style:style>
    <style:style style:name="P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7882b"/>
    </style:style>
    <style:style style:name="P7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8ae45"/>
    </style:style>
    <style:style style:name="P8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94dee"/>
    </style:style>
    <style:style style:name="P9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0d0d77" officeooo:paragraph-rsid="000d0d77"/>
    </style:style>
    <style:style style:name="P10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style:text-underline-style="none" fo:background-color="#fff200"/>
    </style:style>
    <style:style style:name="P1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fo:background-color="#fff200"/>
    </style:style>
    <style:style style:name="P1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fo:background-color="#e0efd4"/>
    </style:style>
    <style:style style:name="P13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266c4" fo:background-color="#e0efd4"/>
    </style:style>
    <style:style style:name="P14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40e35" fo:background-color="#e0efd4"/>
    </style:style>
    <style:style style:name="P15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5d05c" fo:background-color="#e0efd4"/>
    </style:style>
    <style:style style:name="P1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1266c4"/>
    </style:style>
    <style:style style:name="P17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194dee" officeooo:paragraph-rsid="00194dee"/>
    </style:style>
    <style:style style:name="P18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fo:background-color="#e0efd4"/>
    </style:style>
    <style:style style:name="P19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2e5711" fo:background-color="#e0efd4"/>
    </style:style>
    <style:style style:name="P20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194dee" officeooo:paragraph-rsid="00194dee"/>
    </style:style>
    <style:style style:name="P2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194dee" officeooo:paragraph-rsid="002e5711"/>
    </style:style>
    <style:style style:name="P2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23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b138e"/>
    </style:style>
    <style:style style:name="P24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1e7024"/>
    </style:style>
    <style:style style:name="P25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202749"/>
    </style:style>
    <style:style style:name="P2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206566"/>
    </style:style>
    <style:style style:name="P27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22c25d"/>
    </style:style>
    <style:style style:name="P28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2442f6"/>
    </style:style>
    <style:style style:name="P29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279bce"/>
    </style:style>
    <style:style style:name="P30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29ef8f"/>
    </style:style>
    <style:style style:name="P3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2e5711"/>
    </style:style>
    <style:style style:name="P3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1b138e" officeooo:paragraph-rsid="001b138e"/>
    </style:style>
    <style:style style:name="P33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1b138e" officeooo:paragraph-rsid="002e5711"/>
    </style:style>
    <style:style style:name="P34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1e7024" officeooo:paragraph-rsid="001e7024"/>
    </style:style>
    <style:style style:name="P35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1e7024" officeooo:paragraph-rsid="002e5711"/>
    </style:style>
    <style:style style:name="P3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02749" officeooo:paragraph-rsid="00202749"/>
    </style:style>
    <style:style style:name="P37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02749" officeooo:paragraph-rsid="002e5711"/>
    </style:style>
    <style:style style:name="P38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06566" officeooo:paragraph-rsid="00206566"/>
    </style:style>
    <style:style style:name="P39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06566" officeooo:paragraph-rsid="002e5711"/>
    </style:style>
    <style:style style:name="P40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2c25d" officeooo:paragraph-rsid="0022c25d"/>
    </style:style>
    <style:style style:name="P4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2c25d" officeooo:paragraph-rsid="002e5711"/>
    </style:style>
    <style:style style:name="P4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442f6" officeooo:paragraph-rsid="002442f6"/>
    </style:style>
    <style:style style:name="P43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442f6" officeooo:paragraph-rsid="002e5711"/>
    </style:style>
    <style:style style:name="P44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63ae3" officeooo:paragraph-rsid="00263ae3"/>
    </style:style>
    <style:style style:name="P45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63ae3" officeooo:paragraph-rsid="002e5711"/>
    </style:style>
    <style:style style:name="P4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79bce" officeooo:paragraph-rsid="00279bce"/>
    </style:style>
    <style:style style:name="P47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79bce" officeooo:paragraph-rsid="002e5711"/>
    </style:style>
    <style:style style:name="P48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89d2a" officeooo:paragraph-rsid="00289d2a"/>
    </style:style>
    <style:style style:name="P49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89d2a" officeooo:paragraph-rsid="002e5711"/>
    </style:style>
    <style:style style:name="P50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8e9e1" officeooo:paragraph-rsid="0028e9e1"/>
    </style:style>
    <style:style style:name="P5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8e9e1" officeooo:paragraph-rsid="002e5711"/>
    </style:style>
    <style:style style:name="P5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9ef8f" officeooo:paragraph-rsid="0029ef8f"/>
    </style:style>
    <style:style style:name="P53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9ef8f" officeooo:paragraph-rsid="002e5711"/>
    </style:style>
    <style:style style:name="P54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bd056" officeooo:paragraph-rsid="002bd056"/>
    </style:style>
    <style:style style:name="P55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2bd056" officeooo:paragraph-rsid="002e5711"/>
    </style:style>
    <style:style style:name="P56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0d0d77" officeooo:paragraph-rsid="002e5711"/>
    </style:style>
    <style:style style:name="P57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style:text-underline-style="none" officeooo:paragraph-rsid="002e5711" fo:background-color="#fff200"/>
    </style:style>
    <style:style style:name="P58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paragraph-rsid="002e5711" fo:background-color="#fff200"/>
    </style:style>
    <style:style style:name="P59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 officeooo:rsid="001266c4" officeooo:paragraph-rsid="002e5711"/>
    </style:style>
    <style:style style:name="T1" style:family="text">
      <style:text-properties officeooo:rsid="000d0d77"/>
    </style:style>
    <style:style style:name="T2" style:family="text">
      <style:text-properties officeooo:rsid="000ef39f"/>
    </style:style>
    <style:style style:name="T3" style:family="text">
      <style:text-properties officeooo:rsid="0010b83b"/>
    </style:style>
    <style:style style:name="T4" style:family="text">
      <style:text-properties officeooo:rsid="0010febc"/>
    </style:style>
    <style:style style:name="T5" style:family="text">
      <style:text-properties officeooo:rsid="001266c4"/>
    </style:style>
    <style:style style:name="T6" style:family="text">
      <style:text-properties fo:background-color="#e0efd4" loext:char-shading-value="0"/>
    </style:style>
    <style:style style:name="T7" style:family="text">
      <style:text-properties officeooo:rsid="001ad2da"/>
    </style:style>
    <style:style style:name="T8" style:family="text">
      <style:text-properties officeooo:rsid="00140e35"/>
    </style:style>
    <style:style style:name="T9" style:family="text">
      <style:text-properties officeooo:rsid="0015d05c"/>
    </style:style>
    <style:style style:name="T10" style:family="text">
      <style:text-properties officeooo:rsid="0017882b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206566"/>
    </style:style>
    <style:style style:name="T13" style:family="text">
      <style:text-properties style:text-position="0% 100%"/>
    </style:style>
    <style:style style:name="T14" style:family="text">
      <style:text-properties officeooo:rsid="0018ae45"/>
    </style:style>
    <style:style style:name="T15" style:family="text">
      <style:text-properties officeooo:rsid="00194dee"/>
    </style:style>
    <style:style style:name="T16" style:family="text">
      <style:text-properties officeooo:rsid="001b138e"/>
    </style:style>
    <style:style style:name="T17" style:family="text">
      <style:text-properties officeooo:rsid="001be308"/>
    </style:style>
    <style:style style:name="T18" style:family="text">
      <style:text-properties officeooo:rsid="001e7024"/>
    </style:style>
    <style:style style:name="T19" style:family="text">
      <style:text-properties officeooo:rsid="00202749"/>
    </style:style>
    <style:style style:name="T20" style:family="text">
      <style:text-properties officeooo:rsid="00206566"/>
    </style:style>
    <style:style style:name="T21" style:family="text">
      <style:text-properties officeooo:rsid="002205a0"/>
    </style:style>
    <style:style style:name="T22" style:family="text">
      <style:text-properties officeooo:rsid="0022c25d"/>
    </style:style>
    <style:style style:name="T23" style:family="text">
      <style:text-properties officeooo:rsid="002442f6"/>
    </style:style>
    <style:style style:name="T24" style:family="text">
      <style:text-properties officeooo:rsid="00259be2"/>
    </style:style>
    <style:style style:name="T25" style:family="text">
      <style:text-properties officeooo:rsid="00263ae3"/>
    </style:style>
    <style:style style:name="T26" style:family="text">
      <style:text-properties officeooo:rsid="00279bce"/>
    </style:style>
    <style:style style:name="T27" style:family="text">
      <style:text-properties officeooo:rsid="00289d2a"/>
    </style:style>
    <style:style style:name="T28" style:family="text">
      <style:text-properties officeooo:rsid="0028e9e1"/>
    </style:style>
    <style:style style:name="T29" style:family="text">
      <style:text-properties officeooo:rsid="0029ef8f"/>
    </style:style>
    <style:style style:name="T30" style:family="text">
      <style:text-properties officeooo:rsid="002bd0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Liste des Membres </text:p>
      <text:p text:style-name="P31">de la Société de Pathologie exotique </text:p>
      <text:p text:style-name="P31"/>
      <text:p text:style-name="P31">au <text:span text:style-name="T3">1e</text:span> janvier 1920 </text:p>
      <text:p text:style-name="P31"/>
      <text:p text:style-name="P31"/>
      <text:p text:style-name="P31">ABRÉVIATIONS. </text:p>
      <text:p text:style-name="P31"/>
      <text:p text:style-name="P31">MAS Membre de l’Académie des Sciences. </text:p>
      <text:p text:style-name="P31">MAM Membre de l'Académie de Médecine. </text:p>
      <text:p text:style-name="P31">M F Membre fondateur de la Société. </text:p>
      <text:p text:style-name="P31">A T Armée de terre. </text:p>
      <text:p text:style-name="P31">M Marine </text:p>
      <text:p text:style-name="P31">TC Troupes coloniales. </text:p>
      <text:p text:style-name="P31"/>
      <text:p text:style-name="P31">Président honoraire A. Laveran</text:p>
      <text:p text:style-name="P31"><text:span text:style-name="T1">Ancien </text:span>Président A. Calmette <text:span text:style-name="T1">(19202924) ; F. Mesnil (1924-1928)</text:span></text:p>
      <text:p text:style-name="P56">Anciens Secrétaires généraux : E.Marchouxet F.Mesnil,(1908-1920=,E.Brumpt(1920-1924)</text:p>
      <text:p text:style-name="P31"/>
      <text:p text:style-name="P31">COMPOSITION DU BUREAU </text:p>
      <text:p text:style-name="P56">Président : E.Marchoux</text:p>
      <text:p text:style-name="P31">Vice-Présidents E. <text:span text:style-name="T1">L2ger et L.Nattan-Larrier</text:span></text:p>
      <text:p text:style-name="P31">Secrétaires généraux <text:span text:style-name="T1">C.Joyeux et E.Roubaud</text:span></text:p>
      <text:p text:style-name="P31">Trésorier-archiviste E. Tendron. </text:p>
      <text:p text:style-name="P31">Secrétaires des séances <text:span text:style-name="T1">R. Deschiens et G.Lavier</text:span></text:p>
      <text:p text:style-name="P31"/>
      <text:p text:style-name="P31">Membres du Conseil. .<text:span text:style-name="T2">MM. E.Dujardin-Beaumetz,Emily, S.Rigollet,MmePhisalix</text:span></text:p>
      <text:p text:style-name="P31"/>
      <text:p text:style-name="P31"/>
      <text:p text:style-name="P31">Commission de Contrôle. M<text:span text:style-name="T2">M Boquet, Broquet et Gauducheau</text:span></text:p>
      <text:p text:style-name="P31"/>
      <text:p text:style-name="P31"/>
      <text:p text:style-name="P31">II — </text:p>
      <text:p text:style-name="P31"/>
      <text:p text:style-name="P31"/>
      <text:p text:style-name="P31">MEMBRES HONORAIRES </text:p>
      <text:p text:style-name="P31"/>
      <text:p text:style-name="P57">A. Bettencourt, Directeur Inst. Camara Pestana, Lisbonne. </text:p>
      <text:p text:style-name="P31"/>
      <text:p text:style-name="P31">E. L, Bouvier, MAS, Prof Muséum, 55, rue de Buffon, Paris. Ve. M F. </text:p>
      <text:p text:style-name="P31"><text:soft-page-break/></text:p>
      <text:p text:style-name="P31">Général Sir David Bruce, Ghelsea Gardens, Chelsea Bridge Road, Londres, S. W. </text:p>
      <text:p text:style-name="P31"/>
      <text:p text:style-name="P31">A. Castellani, Prof London School of Tropical Medicine. </text:p>
      <text:p text:style-name="P31"/>
      <text:p text:style-name="P31">W. T. Councilman, Prof Université de Cambridge, Etats-Unis. </text:p>
      <text:p text:style-name="P31"/>
      <text:p text:style-name="P31">B. Danilewsky, Prof Fac. Médecine, Charkow, Russie. </text:p>
      <text:p text:style-name="P31"/>
      <text:p text:style-name="P58">S Feexner, Directeur Institut Rockefeller, New York. </text:p>
      <text:p text:style-name="P58"/>
      <text:p text:style-name="P58">S. Kitasato, Directeur Inst. Kitasato pour les maladies infectieuses, </text:p>
      <text:p text:style-name="P58">Tokio, Japon. </text:p>
      <text:p text:style-name="P31"/>
      <text:p text:style-name="P58">E. Leclainche, Mas, Inspecteur général Services vétérinaires, <text:span text:style-name="T2">1</text:span>8, rueJ. M. de Heredia, Paris XV<text:span text:style-name="T2">e</text:span>. </text:p>
      <text:p text:style-name="P58"/>
      <text:p text:style-name="P58">A. Le Dantec, Prof bon. Fac. de Médecine,‘Sp, Cours Victor-Hugo, </text:p>
      <text:p text:style-name="P58">Bordeaux. </text:p>
      <text:p text:style-name="P58"/>
      <text:p text:style-name="P31">Ch. Nicolle, Directeur de l’Institut Pasteur de Tunis. </text:p>
      <text:p text:style-name="P31"/>
      <text:p text:style-name="P31">E. Perroncito, Prof Université de Turin. </text:p>
      <text:p text:style-name="P31"/>
      <text:p text:style-name="P31">A. Railliet, MAM, Prof Ecole vétérinaire d’Alfort, 19, rue de Melun, St-Germain-sur-Morin (S.-et-M.) </text:p>
      <text:p text:style-name="P31"/>
      <text:p text:style-name="P31">Sir Ronald Ross, Prof Université de Liverpool, 3ô, Harley House, Regent’s Park, Londres, N. W. t.</text:p>
      <text:p text:style-name="P31"/>
      <text:p text:style-name="P31">E. Roux, MAS, MAM, Directeur de l’Institut Pasteur, MF. </text:p>
      <text:p text:style-name="P31"/>
      <text:p text:style-name="P31">P. L. Simond, Médecin inspecteur TC de réserve, rue de l’Espérance, Valence, Drôme, MF. </text:p>
      <text:p text:style-name="P31"/>
      <text:p text:style-name="P58">Th. Smith, Directeur Départ. Maladies animales, Institut Rockefeller, Princeton, New-Jersey. </text:p>
      <text:p text:style-name="P31"/>
      <text:p text:style-name="P31">Sir Arnold Theiler, anc. Directeur Recherches vétér. Union Sud- Africaine et anc. Doyen Fac. Méd. vétérinaire, Univ. Sud-Africaine, 18, Frankenstrasse, Lucerne. </text:p>
      <text:p text:style-name="P31"/>
      <text:p text:style-name="P31"><text:soft-page-break/>A. Vaillard, MAM, Médecin inspecteur général A T de réserve, 21, rue Denfert-Rochereau, Paris, Ve, MF.</text:p>
      <text:p text:style-name="P31"/>
      <text:p text:style-name="P31">A. Yersin, Médecin principal 1er Cl. TC, Directeur des Instituts Pasteur d’Indochine, à Nha-Trang, Annam. </text:p>
      <text:p text:style-name="P31"/>
      <text:p text:style-name="P31"/>
      <text:p text:style-name="P19">MEMBRES TITULAIRES-<text:span text:style-name="T5">HONORAIRES ET TITULAIRES</text:span></text:p>
      <text:p text:style-name="P19"/>
      <text:p text:style-name="P19">MM.</text:p>
      <text:p text:style-name="P19"/>
      <text:p text:style-name="P19">Abbat<text:span text:style-name="T3">u</text:span>cci, anc. Médecin principal <text:span text:style-name="T3">1e</text:span> CI. T C, 9, rue Léon-Vauder, VII<text:span text:style-name="T3">e</text:span>, Hon. </text:p>
      <text:p text:style-name="P19"/>
      <text:p text:style-name="P19">G. Abt, Directeur Office International Hygiène, 195, Bd St-Germain, Paris, Ve. </text:p>
      <text:p text:style-name="P19"/>
      <text:p text:style-name="P19">Achalme, Directeur labor. colon. Muséum, 55, rue de Buffon, Paris, Ve MF. </text:p>
      <text:p text:style-name="P31"/>
      <text:p text:style-name="P31">Armand-Delille, Médecin des hôpitaux, 44, avenue du Bois de Boulogne, Paris, XVI<text:span text:style-name="T4">e</text:span>, Hon. </text:p>
      <text:p text:style-name="P31"/>
      <text:p text:style-name="P31">J. Barotte, Vétérinaire-major 2e Cl. en disponibilité, directeur Institut Sérothérapie hémopoiétique, 17, via Liguria, Milan, </text:p>
      <text:p text:style-name="P31"/>
      <text:p text:style-name="P31">Bloch, Pharmacien ge'néral T G, Ministère des Colonies, Paris. </text:p>
      <text:p text:style-name="P31"/>
      <text:p text:style-name="P31">G. Bonain, Médecin général 2e Cl. M, de réserve, Directeur Bureau <text:span text:style-name="T4">d’</text:span>Hygiène, Menton (A.-M.). </text:p>
      <text:p text:style-name="P31"/>
      <text:p text:style-name="P31">A. Boquet, Chef Laboratoire Institut Pasteur, Paris, XVL Hon. </text:p>
      <text:p text:style-name="P19"/>
      <text:p text:style-name="P19">A. Borrel, Prof. Institut Pasteur, Prof et Directeur Institut d’Hygiène, Strasbourg, MF. </text:p>
      <text:p text:style-name="P31"/>
      <text:p text:style-name="P31">L. Boyé, Médecin général T C, 43, rue Michel-Ange, Paris XV<text:span text:style-name="T7">e</text:span>. </text:p>
      <text:p text:style-name="P31"/>
      <text:p text:style-name="P19">J. Bridré, Chef Laboratoire Institut Pasteur, Paris, XV<text:span text:style-name="T4">e</text:span> Hon. </text:p>
      <text:p text:style-name="P19"/>
      <text:p text:style-name="P19">E. Brumpt, MAM, Pro<text:span text:style-name="T3">f</text:span> Parasitologie Fac. Médecine, 15, rue de l’EcoIe de Médecine, Paris, VIe. </text:p>
      <text:p text:style-name="P19"/>
      <text:p text:style-name="P19">Ch. Broquet, 16, rue Cortambert, Paris, XVP, Hon. </text:p>
      <text:p text:style-name="P19"/>
      <text:p text:style-name="P19"><text:soft-page-break/>A. Calmette, MAM, Sous-Directeur Institut-Pasteur, MF. </text:p>
      <text:p text:style-name="P31"/>
      <text:p text:style-name="P31">Camail, Ancien Médecin Inspecteur TC, Institut Pasteur, Paris. </text:p>
      <text:p text:style-name="P31"/>
      <text:p text:style-name="P31">Carougeau, Vétérinaire attaché au Ministère des Colonies, <text:span text:style-name="T4">1</text:span>5, rue Beaugrenelle, Paris, XVe. </text:p>
      <text:p text:style-name="P31"/>
      <text:p text:style-name="P31">F. Cazanove. Médecin Lieutenant-colonel T C, Inspection Générale Service de Santé, Ministère des Colonies. </text:p>
      <text:p text:style-name="P31"/>
      <text:p text:style-name="P31">E. Césari. Vétérinaire Chef de secteur honoraire. Chef Laboratoire Institut Pasteur. </text:p>
      <text:p text:style-name="P31"/>
      <text:p text:style-name="P19">E. Chatton, ProF Biologie générale. Université Strasbourg. Hon. </text:p>
      <text:p text:style-name="P19"/>
      <text:p text:style-name="P19">A. Clarac, Médecin inspecteur TC de réserve, 6, rue Pierre Haret, </text:p>
      <text:p text:style-name="P19"/>
      <text:p text:style-name="P19">A. Clouard, Médecin Inspecteur T C de réserve, 2, villa Croix Nivert, Paris, XVe. </text:p>
      <text:p text:style-name="P19"/>
      <text:p text:style-name="P19">H. Darré, Médecin assistant Hôpital Pasteur, Médecin des Hôpitaux Paris </text:p>
      <text:p text:style-name="P19"/>
      <text:p text:style-name="P19">Ch. Dassonville, Vétérinaire principal 1er Classe, Adjoint au Vétérinaire Inspecteur, Hôtel des Invalides, 51, boulevard de la Tour Maubourg, Paris, VIIe</text:p>
      <text:p text:style-name="P19"/>
      <text:p text:style-name="P19">Defressine, Médecin général <text:span text:style-name="T7">1e</text:span> Cl. Marine, Directeur du Service de Santé. </text:p>
      <text:p text:style-name="P19"/>
      <text:p text:style-name="P19">Delrieu <text:s/>Médecine inspecteur TC de réserve, 55 , boulevard Gambetta, Nice, M F</text:p>
      <text:p text:style-name="P19"/>
      <text:p text:style-name="P19">R. Deschiens, Attaché Institut Pasteur, 7, rue Pérignon, Paris, VIF. </text:p>
      <text:p text:style-name="P19"/>
      <text:p text:style-name="P19">Ch. Dopter, MAM, Médecin principal 1er Cl AT, Prof. Val-de-Grâce, 21, rue Denfert-Rochereau, Paris,Ve, MF. </text:p>
      <text:p text:style-name="P19"/>
      <text:p text:style-name="P19">E. Dujardin-Beaumetz, Chef Laboratoire Institut Pasteur, MF </text:p>
      <text:p text:style-name="P19"/>
      <text:p text:style-name="P19">Dujarric de la Rivière, Institut Pasteur, Paris, XVe. </text:p>
      <text:p text:style-name="P19"/>
      <text:p text:style-name="P19">J. Emily, <text:s/>Médecin inspecteur général T C de réserve, 12, rue Pérignon, Paris, VI<text:span text:style-name="T5">I</text:span>. Hon. </text:p>
      <text:p text:style-name="P19"/>
      <text:p text:style-name="P31">E. Fourneau, MAM, Chef Service Institut Pasteur. </text:p>
      <text:p text:style-name="P31"/>
      <text:p text:style-name="P31">H. Galliard, Lab. de Parasitologie, Faculté de Médecine. </text:p>
      <text:p text:style-name="P31"><text:soft-page-break/></text:p>
      <text:p text:style-name="P31">A. Gaudocheau, Ane. Méd. Maj. <text:span text:style-name="T4">1e</text:span> Cl.T C, r<text:span text:style-name="T5">ue </text:span>Vaneau,57, Paris, Hon. </text:p>
      <text:p text:style-name="P31"/>
      <text:p text:style-name="P19">Gravellat, Médecin Lieutenant-colonel T C, attaché Ministère de la Guerre. </text:p>
      <text:p text:style-name="P19"/>
      <text:p text:style-name="P19">F. Heim, Agrégé Fac. Médecine, Secrétaire <text:span text:style-name="T3">perpétuel</text:span> Ass. Agronomie coloniale, 34, rue Hamelin, Paris, XV<text:span text:style-name="T5">I</text:span>, MF. </text:p>
      <text:p text:style-name="P19"/>
      <text:p text:style-name="P19">A. Henry, ProF Zoologie, Ecole Vétérinaire, Alfort. Hon. </text:p>
      <text:p text:style-name="P19"/>
      <text:p text:style-name="P19">Jeanselme, MAM,Prof Fac. Médecine, Médecin des Hôpitaux, 5, quai Malaquais, Paris, MF. </text:p>
      <text:p text:style-name="P19"/>
      <text:p text:style-name="P31">Ch. Joyeux, Agrégé Parasitologie Fac. Médecine. Hon. </text:p>
      <text:p text:style-name="P31"/>
      <text:p text:style-name="P31">M. Langeron, Chef Travaux Parasitologie Faculté Médecine. Hon, </text:p>
      <text:p text:style-name="P31"/>
      <text:p text:style-name="P31"><text:span text:style-name="T5">A,</text:span> L<text:span text:style-name="T5">afont</text:span>, An<text:span text:style-name="T5">c</text:span>. Méd. Principal, TC, 84,.rue Laugier, Pa<text:span text:style-name="T5">ri</text:span>s, XVIIe. </text:p>
      <text:p text:style-name="P31"/>
      <text:p text:style-name="P31">F. Larrousse, Agrégé Parasitologie Fac. Médecine, Strasbourg. </text:p>
      <text:p text:style-name="P31"/>
      <text:p text:style-name="P31">A. Lasnet, Médecin Inspecteur général T C, Ministère des Colonies, </text:p>
      <text:p text:style-name="P31"/>
      <text:p text:style-name="P19">G. Lavi<text:span text:style-name="T5">e</text:span>r, Agrégé Parasitologie Fa<text:span text:style-name="T4">c</text:span>. Médecine, Lille. </text:p>
      <text:p text:style-name="P19"/>
      <text:p text:style-name="P19">M. L<text:span text:style-name="T5">eger</text:span>, ancien Médecin principal T C et Directeur Institut Biologie A. O. F., <text:span text:style-name="T4">1,</text:span> Square Arago, Paris, XII<text:span text:style-name="T5">Ie</text:span>.</text:p>
      <text:p text:style-name="P19"/>
      <text:p text:style-name="P19">Lemoine, Médecin inspecteur général A T. de <text:span text:style-name="T3">réserve</text:span>, 11 rue du Val-de-Grâce, Paris, Ve, MF</text:p>
      <text:p text:style-name="P19"/>
      <text:p text:style-name="P19">A. Lesage, Médecin des Hôpitaux, 226, boulevard Saint-Germain, Paris, MF,<text:span text:style-name="T5">Hon</text:span></text:p>
      <text:p text:style-name="P59"/>
      <text:p text:style-name="P19">Mme <text:span text:style-name="T5">de</text:span> Lestrange Trévise, Institut Pasteur. Lab. Chimie Thérapeutique, Paris, XV<text:span text:style-name="T5">e</text:span> </text:p>
      <text:p text:style-name="P19"/>
      <text:p text:style-name="P19">C Levaditi, <text:span text:style-name="T5">Prof</text:span> Institut Pasteur, Paris, XVe </text:p>
      <text:p text:style-name="P19"/>
      <text:p text:style-name="P31">L’Herminier, Médecin général T C, Directeur Ecole d’Application Service Santé Troupes coloniales, Pharo, Marseille. </text:p>
      <text:p text:style-name="P31"/>
      <text:p text:style-name="P19">A. Lwoff, Institut Pasteur, 96, rue Falguière, Paris, XV<text:span text:style-name="T8">e.</text:span></text:p>
      <text:p text:style-name="P19"><text:soft-page-break/></text:p>
      <text:p text:style-name="P19">E. Marchoux, anc. Médecin principal TC, Prof. Institut Pasteur, 96, rue Falguière, Paris, XVe, M F. </text:p>
      <text:p text:style-name="P19"/>
      <text:p text:style-name="P19">G. Martin, anc. Médecin principal T C, Prof Ecole Centrale, 6, place Clichy, Paris, IX<text:span text:style-name="T8">e</text:span>. <text:s/></text:p>
      <text:p text:style-name="P19"/>
      <text:p text:style-name="P19">L. Martin, MAM, Médecin-Directeur Hôpital et Sous-Directeur de l’Institut Pasteur, 205, rue de Vaugirard, Paris, XV, MF</text:p>
      <text:p text:style-name="P19"/>
      <text:p text:style-name="P19">F. Mesnil, Prof Institut Pasteur, 96, rue Falguière, Paris, XVe, MF</text:p>
      <text:p text:style-name="P19"/>
      <text:p text:style-name="P19">R. Montel, Médecin de la Municipalité, 48 ter, rue Paul-Blanchy, Saigon, et 2, square de l’Alboni, Paris, XVI<text:span text:style-name="T8">e</text:span></text:p>
      <text:p text:style-name="P19"/>
      <text:p text:style-name="P19">V. Morax, Ophtalmologiste des Hôpitaux, 28, boulevard Raspail, Paris, VIIe.</text:p>
      <text:p text:style-name="P19"/>
      <text:p text:style-name="P19">L. Nattan-Larrier, <text:span text:style-name="T8">Prof</text:span> Cours Collège de France, 60, rue de Courcelles, Paris. </text:p>
      <text:p text:style-name="P19"/>
      <text:p text:style-name="P31">L. Nègre, Chef Laboratoire Institut Pasteur, Paris, XV<text:span text:style-name="T8">e</text:span>. Hon. </text:p>
      <text:p text:style-name="P31"/>
      <text:p text:style-name="P31">Neveu-Lemaire, Agrégé Fac. Méd., Serv. d’Hygiène en Perse, Hon. </text:p>
      <text:p text:style-name="P31"/>
      <text:p text:style-name="P31">Orticoni, anc. Médecin-major 1<text:span text:style-name="T8">e</text:span> Cl. A T, <text:span text:style-name="T8">1</text:span>3 , rue Pierre Leroux, Paris, VIT, Hon. </text:p>
      <text:p text:style-name="P31"/>
      <text:p text:style-name="P31">F. Ouzilleau, anc. Médecin-Major CL T C, 24, rue de la Muette, Maisons-Lafitte. </text:p>
      <text:p text:style-name="P31"/>
      <text:p text:style-name="P31">G. Paisseau, Médecin des hôpitaux, 8 bis, rue de Lisbonne, Pans, VIII<text:span text:style-name="T4">e</text:span> Hon. </text:p>
      <text:p text:style-name="P31"/>
      <text:p text:style-name="P31">L. Pasteur Vallery-Radot, Agrégé Fac. de Médecine, Médecin des hôpitaux, 5 , avenue Constant Coquelin, Paris, VI<text:span text:style-name="T4">e</text:span>. Hon. </text:p>
      <text:p text:style-name="P31"/>
      <text:p text:style-name="P19">Ch. Pérard, Vétérinaire, sous-chef de secteur aux Halles, et attaché Institut Pasteur, 96, rue Falguière. </text:p>
      <text:p text:style-name="P19"/>
      <text:p text:style-name="P19">A. Pettit, <text:span text:style-name="T8">Prof</text:span> Institut Pasteur, 26, rue Dutot, Paris, XV<text:span text:style-name="T8">e</text:span> <text:span text:style-name="T8">Hon.</text:span></text:p>
      <text:p text:style-name="P19"/>
      <text:p text:style-name="P19">Mme M. Phisalix, Chef-adjoint Travaux de Pathologie Labor. colonial Muséum, 62, Bd St-Germain, Paris, V<text:span text:style-name="T9">e.</text:span> Hon.</text:p>
      <text:p text:style-name="P19"/>
      <text:p text:style-name="P19">E. Pinoy, Professeur Faculté de Médecine, Alger. Hon. </text:p>
      <text:p text:style-name="P19"/>
      <text:p text:style-name="P19"><text:soft-page-break/></text:p>
      <text:p text:style-name="P19"/>
      <text:p text:style-name="P31">J. Rieux, Médecin inspecteur de réserve, <text:span text:style-name="T9">15</text:span>, rue Lacépède, Paris, V<text:span text:style-name="T9">e. </text:span>Hon. </text:p>
      <text:p text:style-name="P31"/>
      <text:p text:style-name="P31">S. Rigollet, Médecin général inspecteur T C, i 3 o. Be Brune, Pa<text:span text:style-name="T4">ri</text:span>s, XIV<text:span text:style-name="T4">e</text:span>, Hon. </text:p>
      <text:p text:style-name="P31"/>
      <text:p text:style-name="P31">E. Roubaud, Prof Institut Pasteur, 96, rue Falguière, Paris,XV<text:span text:style-name="T9">e</text:span>. Hon. </text:p>
      <text:p text:style-name="P31"/>
      <text:p text:style-name="P31">E. Sacquépée, Médecin général A T, Directeur Laboratoire Val-de-Grâce. Hon. </text:p>
      <text:p text:style-name="P31"/>
      <text:p text:style-name="P31">Edm. Sergent, Directeur Institut Pasteur d’Algérie, Alger, MF. Hon. </text:p>
      <text:p text:style-name="P31"/>
      <text:p text:style-name="P31">F. So<text:span text:style-name="T9">rel</text:span> Méd. général T C, Inspecteur mobile Hygiène, A. O F. </text:p>
      <text:p text:style-name="P31"/>
      <text:p text:style-name="P31">G. Stefanopoulo, Assistant Institut Pasteur, 2o5, rue de Vaugirard, </text:p>
      <text:p text:style-name="P31">Paris, XVe. </text:p>
      <text:p text:style-name="P31"/>
      <text:p text:style-name="P31">J. Surco<text:span text:style-name="T9">u</text:span>f, Chef des Travaux de Zoologie Labor. colonial M<text:span text:style-name="T9">u</text:span>séum, <text:span text:style-name="T6">55 , rue de Buffon, Paris, Ve. Hon. </text:span></text:p>
      <text:p text:style-name="P31"/>
      <text:p text:style-name="P31">E. Tendron, Directeur pharmaceutique Service des Sérums Institut Pasteur. Hon. </text:p>
      <text:p text:style-name="P31"/>
      <text:p text:style-name="P31">T<text:span text:style-name="T9">réfouel</text:span>, Assist. Chimie Thérapeutique, Institut Pasteur, Paris, XVe. </text:p>
      <text:p text:style-name="P31"/>
      <text:p text:style-name="P31">Mme Tréfouel, Institut Pasteur, Laboratoire Chimie Thérapeutique, <text:span text:style-name="T6">Paris, XVe. </text:span></text:p>
      <text:p text:style-name="P19"/>
      <text:p text:style-name="P19">Troussaint, Médecin inspecteur AT de réserve, 10, rue de Laos, Paris, XVe, MF</text:p>
      <text:p text:style-name="P19"/>
      <text:p text:style-name="P19">A. Vaillard, MAM, Médecin inspecteur général A T de réserve, 21, rue Denfert-Rochereau, Paris, Ve, MF. </text:p>
      <text:p text:style-name="P19"/>
      <text:p text:style-name="P19">H. Vallée, Directeur du Laboratoire vétérinaire des services sanitaires Minist. Agriculture, Alfort, MF. Hon. </text:p>
      <text:p text:style-name="P19"/>
      <text:p text:style-name="P19">H. Vincent, MAM, Médecin inspecteur général AT <text:span text:style-name="T9">de réserve</text:span>, <text:span text:style-name="T9">Prof Collège de France, </text:span>Chef du Laboratoire de Vaccination antityphique au Val-de-Grâce, 77, Boulevard du Montparnasse, Paris, V<text:span text:style-name="T9">I</text:span>e, MF.</text:p>
      <text:p text:style-name="P19"/>
      <text:p text:style-name="P19">H. Vi<text:span text:style-name="T9">olle</text:span>, Pro<text:span text:style-name="T9">f</text:span> Hygiène Ecole Médecine, Marseille. Hon. </text:p>
      <text:p text:style-name="P19"/>
      <text:p text:style-name="P19">M. Weinberg, Chef Laboratoire Institut Pasteur, Paris, XVe </text:p>
      <text:p text:style-name="P31"><text:soft-page-break/></text:p>
      <text:p text:style-name="P31"/>
      <text:p text:style-name="P31">MEMBRES ASSOCIES </text:p>
      <text:p text:style-name="P31"/>
      <text:p text:style-name="P31"/>
      <text:p text:style-name="P31">a) Français. </text:p>
      <text:p text:style-name="P31"/>
      <text:p text:style-name="P31"/>
      <text:p text:style-name="P31">MM. </text:p>
      <text:p text:style-name="P31"/>
      <text:p text:style-name="P31">Noel Bernard, Directeur Instituts Pasteur d’Indochine, 96, rue Falguière, Paris, XV<text:span text:style-name="T10">e</text:span>. </text:p>
      <text:p text:style-name="P31"/>
      <text:p text:style-name="P31">G. Blanc, Directeur Institut Pasteur hellénique, Athènes.</text:p>
      <text:p text:style-name="P31"/>
      <text:p text:style-name="P31">M. Blanchard, Médecin lieutenant-colonel T C, Pro<text:span text:style-name="T10">f</text:span> Ecole d’Application Service Santé, Marseille.</text:p>
      <text:p text:style-name="P31"/>
      <text:p text:style-name="P31">G. Bouet, Administrateur en chef des Colonies, Consul général de France en Libéria</text:p>
      <text:p text:style-name="P31"/>
      <text:p text:style-name="P31">M. Bouilliez, Médecin-major, 1er Cl TC, en congé</text:p>
      <text:p text:style-name="P31"/>
      <text:p text:style-name="P31">G. Bouffard, Médecin principal 2. Cl. TC, adjoint Directeur Service Santé Madagascar</text:p>
      <text:p text:style-name="P31">L. CouvY, Médecin-principal <text:span text:style-name="T10">1er</text:span> <text:span text:style-name="T10">C</text:span>l. T C, Directeur Ecole Médecine ndigène, Dakar.</text:p>
      <text:p text:style-name="P31">De Brun, Prof. Fac. Médecine, Beyrouth. </text:p>
      <text:p text:style-name="P31"/>
      <text:p text:style-name="P31">Ducloux, Chef du Service de l’Elevage, Tunis.</text:p>
      <text:p text:style-name="P31"/>
      <text:p text:style-name="P31">H. Foley, Institut Pasteur, Alger.</text:p>
      <text:p text:style-name="P31"/>
      <text:p text:style-name="P31">Fontoynont, Directeur Ecole de Médecine, Tananarive (Madagascar).</text:p>
      <text:p text:style-name="P31">F. Heckenroth, Médecin Colonel T C, Prof Ecole d’Application Service Santé Troupes coloniales, Prof Ecole de Médecine, Marseille.</text:p>
      <text:p text:style-name="P31">E. Jamot, Médecin Commandant TC, Chef Service Trypanosomiase au Cameroun.</text:p>
      <text:p text:style-name="P31"/>
      <text:p text:style-name="P31">C. Mathis, Médecin principal 2e Cl TC,Directeur Institut PasteurA. O. F , Dakar.</text:p>
      <text:p text:style-name="P31"/>
      <text:p text:style-name="P31">J. B. Piot, Directeur Service veterinaire des domaines de l’Etat, Le Caire</text:p>
      <text:p text:style-name="P31"/>
      <text:p text:style-name="P31">P. Remlinger, Médecin Lieutenant-Coloner A T (h. c.), Directeur Institut Pasteur de Tanger.</text:p>
      <text:p text:style-name="P31"/>
      <text:p text:style-name="P31"><text:soft-page-break/>Et. Sergent, Chef Service Institut Pasteur Alger, 4, rue Michelet Alger-Mustapha.</text:p>
      <text:p text:style-name="P31"/>
      <text:p text:style-name="P31">Et. Sergent, Médecin de colonisation (h. C.) Chef Service antipaludique algérien, 4, rue Michelet, Alger-Mustapha</text:p>
      <text:p text:style-name="P31"/>
      <text:p text:style-name="P31">H. Soulié, Prof Faculté de Médecine, Université Alger, 3<text:span text:style-name="T14">1</text:span>, rue Hoche, Mustapha.</text:p>
      <text:p text:style-name="P31"/>
      <text:p text:style-name="P31">A. Thiroux, Médecin général T C, de réserve, 57, r<text:span text:style-name="T14">u</text:span>e des Martyrs Paris, M F.</text:p>
      <text:p text:style-name="P31"/>
      <text:p text:style-name="P31">J. Vassal, Médecin-principal 1e Cl. TC, 2, Avenue de La<text:span text:style-name="T14">m</text:span>balle, Paris, XV<text:span text:style-name="T14">Ie</text:span>.</text:p>
      <text:p text:style-name="P31"/>
      <text:p text:style-name="P31"/>
      <text:p text:style-name="P31">b) Etrangers. </text:p>
      <text:p text:style-name="P31"/>
      <text:p text:style-name="P31"/>
      <text:p text:style-name="P31">MM. </text:p>
      <text:p text:style-name="P31"/>
      <text:p text:style-name="P31">A Agramonte, Prof Bactériologie Université La Havane, Cuba. </text:p>
      <text:p text:style-name="P31"/>
      <text:p text:style-name="P31">A. Balfour, Director School of Tropic. Med., Keppel Street, Londres W. C. I.</text:p>
      <text:p text:style-name="P31"/>
      <text:p text:style-name="P31">Van Campenhout, anc. Directeur, Prof Ecole de M<text:span text:style-name="T14">é</text:span>decine tropicale, 45, rue Marie-Thérèse, Bruxelles </text:p>
      <text:p text:style-name="P31"/>
      <text:p text:style-name="P31">J. Cantacuzène, Prof Université, Bucarest</text:p>
      <text:p text:style-name="P31"/>
      <text:p text:style-name="P31">C. Chagas, Directeur Institut Oswald Cruz, Manguinhos, Rio de Janeiro</text:p>
      <text:p text:style-name="P31">S. R. Christophers, Central Research Inst., Kasauli, Inde.</text:p>
      <text:p text:style-name="P31"/>
      <text:p text:style-name="P31">C. Donovan, Prof Université, Médecine Hôpital Dunduan, Nungambakam, Madras, Inde</text:p>
      <text:p text:style-name="P31"/>
      <text:p text:style-name="P31">A Kopke Prof, Ecole de Medecme tropicale, Lisbonne. </text:p>
      <text:p text:style-name="P31"/>
      <text:p text:style-name="P31">F.G. Novy, Prof Université du Michigan, Ann Arbor, Mich., Etats-Unis</text:p>
      <text:p text:style-name="P31"/>
      <text:p text:style-name="P31">G.H.F. Nuttall, Prof Université Cambridge, Longfield, Mandingley Road, Cambridge, Angleterre</text:p>
      <text:p text:style-name="P31"/>
      <text:p text:style-name="P31">J. Rodhain, Prof Ecole de Médecine Coloniale,Forest-Bruxelles Parc Duden.</text:p>
      <text:p text:style-name="P31"/>
      <text:p text:style-name="P31">Sir Leonard Rogers, <text:span text:style-name="T14">a</text:span>nc. Prof. Medical College, Calcutta, 38, Aderdare Gardens, <text:soft-page-break/>Londres N. W. 6.</text:p>
      <text:p text:style-name="P31"/>
      <text:p text:style-name="P31">A. Salimbeni, Chef Service Institut Pasteur, Paris, MF </text:p>
      <text:p text:style-name="P31"/>
      <text:p text:style-name="P31">K. Shiga, Directeur Laboratoire Institut Kitasato pour les mal infect, Tokyo, Japon</text:p>
      <text:p text:style-name="P31"/>
      <text:p text:style-name="P31">Sir Arnold Theiler, Directeur Recherches vétérinaire Union sud-africaine, Prof Pathologie et Doyen Bac Médecine vétérinaire, Université sud-africaine</text:p>
      <text:p text:style-name="P31"/>
      <text:p text:style-name="P31">J. W.-W. Stephens, anc. Prof Ecole Médecine tropicale et Université Liverpool. Holcwm. Ferryside, Carmarthenshire, South Wales.</text:p>
      <text:p text:style-name="P31">N. H. Sw<text:span text:style-name="T14">ellengrbel</text:span>, Zool. Institut d’Hygiène trop. Van Vollenhovelaam, 16, Aardenhout, près Haarlem, Hollande.</text:p>
      <text:p text:style-name="P31">J. L, Todd, Prof Parasitologie Université Mc Gill, Montreal,<text:span text:style-name="T14">P</text:span>. Q.Canada.</text:p>
      <text:p text:style-name="P31">J. Van Loghem, Directeur Institut Hygiène tropicale, Centrale Bockerij, Amsterdam.</text:p>
      <text:p text:style-name="P31">C. M. Wenyon, Dir. Wellcome Bureau Sc. Research, 25-27 Endsleigh Gardens, Euston Square, Londres, N. W.</text:p>
      <text:p text:style-name="P31"/>
      <text:p text:style-name="P31">MEMBRES CORRESPONDANTS </text:p>
      <text:p text:style-name="P31"/>
      <text:p text:style-name="P31">a) Français. </text:p>
      <text:p text:style-name="P31"/>
      <text:p text:style-name="P31">MM. </text:p>
      <text:p text:style-name="P31"/>
      <text:p text:style-name="P31">L. d’Anfreville, Directeur Bureau d’Hygiène, Casablanca, Maroc, 80 Bd de Courcelles, Paris</text:p>
      <text:p text:style-name="P21"/>
      <text:p text:style-name="P31">J. Arlo, Médecin-<text:span text:style-name="T15">commandant</text:span>, TC, villa Rosaria, rue André Lefèvre, Aix-en-Provence.</text:p>
      <text:p text:style-name="P21">J. Bablet,Directeur Institut Pasteur, Hanoï</text:p>
      <text:p text:style-name="P31"/>
      <text:p text:style-name="P31">A. Bartet, <text:span text:style-name="T15">anc. </text:span>Médecin <text:span text:style-name="T15">chef 2eClM, 20, rue de Thillois, Reims</text:span></text:p>
      <text:p text:style-name="P31"/>
      <text:p text:style-name="P31">J. Bauche, <text:span text:style-name="T15">anc. </text:span>Vétérinaire inspecteur des épizooties <text:span text:style-name="T15">en Indochine, 15, quai Alfort, Alfort (Seine).</text:span> </text:p>
      <text:p text:style-name="P31"/>
      <text:p text:style-name="P31">R. Baujean, Médecin-<text:span text:style-name="T15">commandant </text:span>TC en France, <text:span text:style-name="T16">Lab de Bactériologie, Pointe-à-Pitre, Guadeloupe.</text:span></text:p>
      <text:p text:style-name="P31"/>
      <text:p text:style-name="P31">M. Béguet, Chef Laboratoire Institut Pasteur, Alger </text:p>
      <text:p text:style-name="P31"/>
      <text:p text:style-name="P31">E. Bellet, Médecin principal <text:span text:style-name="T16">2e Cl. </text:span>M, 52, rue N<text:span text:style-name="T16">a</text:span>tionale, Toulon </text:p>
      <text:p text:style-name="P31"><text:soft-page-break/></text:p>
      <text:p text:style-name="P33">L. Blaizot, anc. Chef Laboratoire Institut Pasteur Tunis, à Laigle (Orne)</text:p>
      <text:p text:style-name="P31"/>
      <text:p text:style-name="P31">Botreau-Roussel, Médecin-major, <text:span text:style-name="T16">1</text:span>e Cl TC, <text:span text:style-name="T16">Prof Ecike d’Application Service de Santé Troupes coloniales, Marseille.</text:span></text:p>
      <text:p text:style-name="P31"/>
      <text:p text:style-name="P31">P. Brau, Médecin principal 1er Cl TC, <text:span text:style-name="T16">en France</text:span></text:p>
      <text:p text:style-name="P31"/>
      <text:p text:style-name="P33">A. Catanel, Chef Laboratoire Institut Pasteur, Alger.</text:p>
      <text:p text:style-name="P33"/>
      <text:p text:style-name="P33">Cathoire, anc. Médecin-major <text:line-break/>1e Cl A T, 51 Boulevard Saint-Germain, Paris Ve.</text:p>
      <text:p text:style-name="P33"/>
      <text:p text:style-name="P31">H. Cazeneuve; Médecin <text:span text:style-name="T16">principal</text:span> M, <text:span text:style-name="T16">Section d’Hygiène Soc. Des Nations.</text:span></text:p>
      <text:p text:style-name="P31"/>
      <text:p text:style-name="P31"><text:span text:style-name="T16">N. </text:span>Clapier, Médecin <text:span text:style-name="T16">Commandant </text:span>TC, <text:span text:style-name="T16">5 rue Séguier, Nîmes, Gard.</text:span> </text:p>
      <text:p text:style-name="P31"/>
      <text:p text:style-name="P31">L. Collin, <text:span text:style-name="T16">anc. </text:span>Médecin major <text:span text:style-name="T16">1e Cl </text:span>TC</text:p>
      <text:p text:style-name="P31"/>
      <text:p text:style-name="P31">Ch. Commes, Anc. Médecin TC, à Ezy, Eure</text:p>
      <text:p text:style-name="P31"/>
      <text:p text:style-name="P31">E. Conseil, Chef Bureau municipal Hygiene, 60, rue des Selliers, Tunis</text:p>
      <text:p text:style-name="P31"/>
      <text:p text:style-name="P33">G. Delamare,<text:span text:style-name="T17">Prof Fac. Médecine, Assomption, Paraguay.</text:span></text:p>
      <text:p text:style-name="P31">P. Delanoë, <text:span text:style-name="T17">Directeur Laboratoire Région Sud et Médecin-chef du Service des Hommes</text:span>, Mazagan, Maroc. </text:p>
      <text:p text:style-name="P31"/>
      <text:p text:style-name="P31">Denier, Médecin principal M, Directeur Service Santé Marine, Saigon, <text:span text:style-name="T18">Cochinchine</text:span>. </text:p>
      <text:p text:style-name="P35">J. Descazeayx, Vétérinaire militaire, Prof Bactériologie, Service sanitaire animal, Quinta normal, Santiago, Chili.</text:p>
      <text:p text:style-name="P35">A. Donatien, Vétérinaire, Chef Laboratoire Institut Pasteur d’Algérie.</text:p>
      <text:p text:style-name="P31"><text:span text:style-name="T18">W. Dufougeré, anc. Médecin-major 1e Cl TC, 67,rue Saint-Lazare, Paris IXe.</text:span></text:p>
      <text:p text:style-name="P31"/>
      <text:p text:style-name="P31">R. Dumas, Médecin inspecteur TC <text:span text:style-name="T18">de réserve</text:span>, <text:span text:style-name="T18">53, rue Monge, Paris Ve</text:span></text:p>
      <text:p text:style-name="P31"/>
      <text:p text:style-name="P31">V. Dupont, Médecin principal Assistance indigène A. O.F., Rustique, Sénégal.</text:p>
      <text:p text:style-name="P31"/>
      <text:p text:style-name="P35">H. Dupuy, Médecin Colonel TC, 30, rue Faidherbe, Paris XIe.</text:p>
      <text:p text:style-name="P35">L. Gaide, Médecin général inspecteur TC, Hanoï, Tonkin.</text:p>
      <text:p text:style-name="P35">E. Gendre, anc. Médecin Assistance médicale indigène A.O.F., Inspecteur Assostance publique à Quimper, 2, rue Pont-L’Abbé.</text:p>
      <text:p text:style-name="P35"><text:soft-page-break/>V. Gillot, Médecin Hôpital Alger-Mustapha, 21, boulevard Victor Hugo, Alger.</text:p>
      <text:p text:style-name="P35"/>
      <text:p text:style-name="P35">G. Girard, Médecin Commandant TC, Directeur Institut Pasteur Tananarive, Madagascar.</text:p>
      <text:p text:style-name="P35">J. de Goyon, Médecin Lieutenant-Colonel TC, à Paris. </text:p>
      <text:p text:style-name="P35"/>
      <text:p text:style-name="P35">G. Gros, Médecin principal réserve M, 3, rue Mignet, Paris, XVIe. </text:p>
      <text:p text:style-name="P35">F.H. Guerin, anc. Médecin-major 1e Cl TC, Directeur Bureau d’Hygiène, Cholon, Cochinchine. </text:p>
      <text:p text:style-name="P35"/>
      <text:p text:style-name="P35">J. Guillerm, Chef Laboratoire Institut Pasteur, Saïgon. </text:p>
      <text:p text:style-name="P35">H. Hamet, Médecin-chef 2<text:span text:style-name="T11">e</text:span> Cl M, 65, rue Jean Jaures, Brest.</text:p>
      <text:p text:style-name="P35"/>
      <text:p text:style-name="P35">C. Jojot, Médecin-Colonel, TC, Chef Serv. Santé, Moyen Congo, Brazzaville.</text:p>
      <text:p text:style-name="P31"/>
      <text:p text:style-name="P31">H. Jouveau-Dutreuil, <text:span text:style-name="T18">anc. </text:span>Médecin-major TC, <text:span text:style-name="T18">135 Boulevard Raspail, Paris XIVe.</text:span></text:p>
      <text:p text:style-name="P31"/>
      <text:p text:style-name="P35">J. Kerandel, Médecin Lieutenant-Colonel TC, Directeur Institut Pasteur,Téhéran.</text:p>
      <text:p text:style-name="P35"/>
      <text:p text:style-name="P37">V. Labernadie, Médecin Commandant TC, Chef Labor Pondichéry, ndes Françaises.</text:p>
      <text:p text:style-name="P37"/>
      <text:p text:style-name="P31"><text:span text:style-name="T19">J. Laigert, Médecin Commandant TC, Directeur Laboratoire Bamako, Soudan.</text:span></text:p>
      <text:p text:style-name="P31"/>
      <text:p text:style-name="P31">Lalung-Bonnaire, Médecin 1e Cl Assistance d’Indochine, <text:span text:style-name="T19">S</text:span>aïgon</text:p>
      <text:p text:style-name="P31"/>
      <text:p text:style-name="P31">A Lamoureux, Médecin <text:span text:style-name="T19">Lieutenant-Colonel</text:span> TC,<text:span text:style-name="T19">Chef Serv Santé, Pondichéry, Indes.</text:span></text:p>
      <text:p text:style-name="P31"/>
      <text:p text:style-name="P31">A. Lecomte, Médecin <text:span text:style-name="T19">général </text:span>TC, <text:span text:style-name="T19">Directeur Service Santé A.E.F., Brazzaville.</text:span></text:p>
      <text:p text:style-name="P31"/>
      <text:p text:style-name="P31">A. <text:span text:style-name="T19">Le Dantec, anc. Médecin principal TC, anc. Directeur de l’Ecole de Médecine indigène de l’A.O.F.</text:span></text:p>
      <text:p text:style-name="P31"/>
      <text:p text:style-name="P37">G. Ledentu, Médecin Commandant TC, Chef Service Santé, Libreville Gabon.</text:p>
      <text:p text:style-name="P37">G. Lefrou, Médecin Commandant TC, Directeur Labiratoire Sor, Saint-Louis, Sénégal.</text:p>
      <text:p text:style-name="P37">F. Legendre, Dircteur Service antipaludique, Tananarive.</text:p>
      <text:p text:style-name="P37">A. Léger, anc. Médecin-major 1e Cl TC, 13, Cours d’Aquitaine, Bordeauc.</text:p>
      <text:p text:style-name="P31">G. Lemaire, Médecin Hôpitaux, Directeur Bureau municipal d’Hygiène, 30, rue Daguerre, Alger </text:p>
      <text:p text:style-name="P37">F. Lestoquard, Vétérinaire, Chef Laboratoire Institut Pasteur, Alger. </text:p>
      <text:p text:style-name="P31">Le Roy des Barres, Directeur Santé locale du Tonkin, Hanoï</text:p>
      <text:p text:style-name="P31"/>
      <text:p text:style-name="P31"><text:soft-page-break/>A. Lhéritier, Vétérinaire, an<text:span text:style-name="T19">c.</text:span> Chef de Laboratoire Institut Pas<text:span text:style-name="T19">t</text:span>eur d’Algérie </text:p>
      <text:p text:style-name="P31"/>
      <text:p text:style-name="P31">J. Lignières, Prof Fac d’Agronomie et Vétérinaire, Buenos Aires, 838, Maipu </text:p>
      <text:p text:style-name="P31"/>
      <text:p text:style-name="P31">L. Manceaux, <text:span text:style-name="T19">anc. </text:span>Médecin principal 2e Cl AT 14, rue Théodule <text:span text:style-name="T19">Ri</text:span>bot, XVIIe</text:p>
      <text:p text:style-name="P31"/>
      <text:p text:style-name="P37">F. Monfort, anc. Médecin-major 1e Cl TC, Mines de Nickel, Thio, Nouvelle-Calédonie. </text:p>
      <text:p text:style-name="P31"><text:span text:style-name="T19">J. Montpellier, Chef-adjoint</text:span></text:p>
      <text:p text:style-name="P31"/>
      <text:p text:style-name="P37">J. Montpellier, Chef Travaux anat. Path. Faculté de Médecine Alger, 17 bis, rue Richelieu.</text:p>
      <text:p text:style-name="P37"/>
      <text:p text:style-name="P37">L. Morenas, Chef Clinique et Assistant Parasitologie Faculté de Médecine Alger, 28, quai de l aGuillotière.</text:p>
      <text:p text:style-name="P37"/>
      <text:p text:style-name="P37">H. Morin, Chef Lab Institut Pasteur, Saïgon, Dir. Service Antipaludique.</text:p>
      <text:p text:style-name="P37"/>
      <text:p text:style-name="P37">F. Motais, anc. Médecinmajor 2<text:span text:style-name="T11">e</text:span> Cl TX, 21, boulevard Charles-Thomson, Cholon, Cochinchine.</text:p>
      <text:p text:style-name="P37"/>
      <text:p text:style-name="P37">J. Muraz, Médecin-commandant TC, Inspecteur Service Maladie du Sommeil, Brazzaville. </text:p>
      <text:p text:style-name="P31"/>
      <text:p text:style-name="P31">Niclot, Médecin inspecteur AT <text:span text:style-name="T19">de réserve, 1, Quai St-Clair</text:span>, Lyon </text:p>
      <text:p text:style-name="P31"/>
      <text:p text:style-name="P31">Ch Nicolas, à Nouméa, Nouvelle-Calédonie</text:p>
      <text:p text:style-name="P31"/>
      <text:p text:style-name="P37">L. Normet, Médecin-général TC, Chef Serv Santé, Hué, Annam.</text:p>
      <text:p text:style-name="P31"/>
      <text:p text:style-name="P31">L. Parrot, <text:span text:style-name="T19">Chef de Laboratoire Institut Pasteur Alger. </text:span></text:p>
      <text:p text:style-name="P31"/>
      <text:p text:style-name="P31">G. Pécaud, Vétérinaire A. T (h. c.), <text:span text:style-name="T20">Bamako, Soudan français.</text:span></text:p>
      <text:p text:style-name="P31"/>
      <text:p text:style-name="P31">G. Péju, Médecin-major <text:span text:style-name="T20">AT, Chef Laboratoire Hôpital militaire, Casablanca, Maroc.</text:span></text:p>
      <text:p text:style-name="P39">M. Peltier, Médecin Commandant TC, Prof Hygiène, Ecole d’Application Service Santé colonial, Marseille.</text:p>
      <text:p text:style-name="P39"/>
      <text:p text:style-name="P31"><text:span text:style-name="T20">R. Pons, anc. Médecin-major 2</text:span><text:span text:style-name="T12">e</text:span><text:span text:style-name="T20"> Cl TC, Saïgon.</text:span></text:p>
      <text:p text:style-name="P31">A. Raybaud, Médecin de la Santé, 3 a, rue Lafayette, Marseille. </text:p>
      <text:p text:style-name="P39">J. Raynal, dir Lab Santé Publique, Guatemala.</text:p>
      <text:p text:style-name="P31">L. Raynaud, Chef du Service sanitaire maritime, 6, rue Joinville, Alger. </text:p>
      <text:p text:style-name="P31"><text:soft-page-break/></text:p>
      <text:p text:style-name="P31">J. Ringenbach, Médecin <text:span text:style-name="T20">Lieutenant-Colonel</text:span> TC, Directeur <text:span text:style-name="T20">Centre médical consulaire français, Canton, Chine.</text:span></text:p>
      <text:p text:style-name="P39">L. Robert, Médecin Lieutenant-colonel TC, Troupes du Levant, Damas</text:p>
      <text:p text:style-name="P31"/>
      <text:p text:style-name="P39">M. Robineau, Médecin Commandant TC, Direction Service de Santé Troupes Maroc, Rabat.</text:p>
      <text:p text:style-name="P31">L. Rousseau, <text:span text:style-name="T20">anc. </text:span>Médecin-major- 1e Cl. TC, <text:span text:style-name="T20">Labor d’Hygiène, Rouen, 21, rue Louis-Malliot.</text:span></text:p>
      <text:p text:style-name="P41"/>
      <text:p text:style-name="P31"><text:span text:style-name="T21">P. </text:span>Salvat, <text:span text:style-name="T21">anc. </text:span>Directeur Institut Pasteur, Tananarive, <text:span text:style-name="T21">30, rue Chevrel, Lyon. </text:span></text:p>
      <text:p text:style-name="P31"/>
      <text:p text:style-name="P41">A. Sarralhé, anc Médecin principal 2<text:span text:style-name="T11">e</text:span> Cl TC, 88, rue Saint-Savournin, Marseille. </text:p>
      <text:p text:style-name="P31"/>
      <text:p text:style-name="P31">G. Senevet, <text:span text:style-name="T22">Chef Laboratoire Institut Pasteur et Prof</text:span> Fac Médecine, Alger. </text:p>
      <text:p text:style-name="P31"/>
      <text:p text:style-name="P31"><text:span text:style-name="T22">A. Sicé, Médecin-commandant TC, Directeur Institut Pasteur A.E.F., Brazzaville</text:span></text:p>
      <text:p text:style-name="P31"/>
      <text:p text:style-name="P31">L. Stévenel, Médecin-<text:span text:style-name="T22">commandant</text:span> TC, <text:span text:style-name="T22">Agen.</text:span></text:p>
      <text:p text:style-name="P31"/>
      <text:p text:style-name="P31">E.W. Suldey, Médecin-<text:span text:style-name="T22">commandant</text:span> TC, <text:span text:style-name="T22">Lomé, togo.</text:span></text:p>
      <text:p text:style-name="P31"/>
      <text:p text:style-name="P31">J. Thézé, Médecin-<text:span text:style-name="T22">Lieutenant-colonel </text:span>TC, <text:span text:style-name="T22">Paris.</text:span></text:p>
      <text:p text:style-name="P31"/>
      <text:p text:style-name="P43">J. Tisseuil, Prof Agrégé, Ecole d’application Service de Santé colonial, Marseille.</text:p>
      <text:p text:style-name="P43"/>
      <text:p text:style-name="P43">E. Tournier, Médecin Commandant TC.</text:p>
      <text:p text:style-name="P31"/>
      <text:p text:style-name="P43">R. Trautmann, Médecin Lieutenant-Colonel TC, Tananarive, Madagascar.</text:p>
      <text:p text:style-name="P43"/>
      <text:p text:style-name="P43">M. Vaucel, Médecin Commandant TC ? À Paris.</text:p>
      <text:p text:style-name="P31"/>
      <text:p text:style-name="P31">H. Velu, Vétérinaire major de <text:span text:style-name="T23">1</text:span>e C<text:span text:style-name="T23">l</text:span>, Chef du Laboratoire de Recherches, Service de l’Elevage, Casablanca. . </text:p>
      <text:p text:style-name="P31"/>
      <text:p text:style-name="P31">Ch. Vialatte, Médecin-major <text:span text:style-name="T23">1</text:span>e Cl AT, <text:span text:style-name="T23">Hôpuital Guichot, Fez, Maroc.</text:span></text:p>
      <text:p text:style-name="P31"/>
      <text:p text:style-name="P31"/>
      <text:p text:style-name="P31">b) Etrangers. </text:p>
      <text:p text:style-name="P31"/>
      <text:p text:style-name="P31">MM. </text:p>
      <text:p text:style-name="P31"><text:soft-page-break/></text:p>
      <text:p text:style-name="P31">R. G. Archibald, Directeur Lab. Wellcome, Khartoum, Soudan. </text:p>
      <text:p text:style-name="P31"/>
      <text:p text:style-name="P43">H. de Beaurepaire-Arago, Chef de Service Institut Oswaldo Cruz, Rio de Janeiro. </text:p>
      <text:p text:style-name="P43"/>
      <text:p text:style-name="P31">L. Audain, Directeur du Laboratoire, Port-au-Prince, Haïti. </text:p>
      <text:p text:style-name="P31"/>
      <text:p text:style-name="P31">E. E. Austen, Conservateur British Muséum of Nat. History, Cromwell Road, Londres, S. W. 7. </text:p>
      <text:p text:style-name="P31"/>
      <text:p text:style-name="P31">A. G. Bagshawe, Directeur Tropical Diseases Bureau, <text:span text:style-name="T23">Keppel Street</text:span>, Londres, <text:span text:style-name="T23">W.C.1.</text:span></text:p>
      <text:p text:style-name="P31"/>
      <text:p text:style-name="P31">J. Bequaert, <text:span text:style-name="T23">Prof Entomologie médicale, Univ. Harvard, Boston. </text:span></text:p>
      <text:p text:style-name="P31"/>
      <text:p text:style-name="P43">B. Blacklock, Prof Maladies tropicales africaines Université de Liverpool, Freetown, Sierra-Leone.</text:p>
      <text:p text:style-name="P43"/>
      <text:p text:style-name="P43">C. Bonne, Directeur Institut Néerlandais pour l’étude du cancer, Keizersgracht, 706, Amsterdam.</text:p>
      <text:p text:style-name="P43"/>
      <text:p text:style-name="P31">Vital Brazil, Directeur Institut sérothérapique de Butantan, Etat de S<text:span text:style-name="T24">ao Päulo</text:span>, Brésil. </text:p>
      <text:p text:style-name="P31"/>
      <text:p text:style-name="P31">A. Breinl, Directeur Inst. Méd. tropicale, Townsville, Queensland, Australie. </text:p>
      <text:p text:style-name="P31"/>
      <text:p text:style-name="P31">S. L. Brug, Laboratoire Hygiène militaire, Weltewreden, Batavia. </text:p>
      <text:p text:style-name="P31"/>
      <text:p text:style-name="P31">E. Cacace, Directeur de la station d’Education antip<text:span text:style-name="T25">a</text:span>lustre et d’Hygiène scolaire antipalustre, Naples, 13 , via P S Mancini. </text:p>
      <text:p text:style-name="P31"/>
      <text:p text:style-name="P31">Mamerto Cadiz, Prof Faculté Médecine et Directeur Institut d’Hygiène, Santiago, Chili. </text:p>
      <text:p text:style-name="P31"/>
      <text:p text:style-name="P31">J. Cardamatis, Prof Mal Trop. Fac. Médecine, 26, rue Canaris, Athènes.</text:p>
      <text:p text:style-name="P31"/>
      <text:p text:style-name="P31">A. Carini, Professeur, <text:span text:style-name="T25">Professeur et </text:span>Directeur Laboratoire Microbiologie, 86, rue Aurora, Sao Paulo, Brésil. </text:p>
      <text:p text:style-name="P31"/>
      <text:p text:style-name="P45">M. Carpano, Directeur Laboratoire vétérinaire, Piazza S. Caliston Roma</text:p>
      <text:p text:style-name="P31"/>
      <text:p text:style-name="P31"><text:span text:style-name="T25">J. B.</text:span> Christophers<text:span text:style-name="T25">on</text:span>, <text:span text:style-name="T25">29, Devonshire Square, Londres, W1.</text:span></text:p>
      <text:p text:style-name="P31"/>
      <text:p text:style-name="P31">A. Ciuca, <text:span text:style-name="T25">Prof</text:span> Ecole Vétérinaire, Bucarest. </text:p>
      <text:p text:style-name="P31"><text:soft-page-break/></text:p>
      <text:p text:style-name="P31">M. Ciuca, <text:span text:style-name="T25">Prof </text:span>Fac. Médecine, <text:span text:style-name="T25">Jassy, Roumanie</text:span>. </text:p>
      <text:p text:style-name="P31"/>
      <text:p text:style-name="P31">M. Couto, Prof <text:span text:style-name="T25">F</text:span>ac. Médecine, Rio-de-Janeiro.</text:p>
      <text:p text:style-name="P31"/>
      <text:p text:style-name="P47">S. Lyle Cummins, anc. Prof Royal Army Medical college, Castlefield, North Road, Cardiff. </text:p>
      <text:p text:style-name="P31"/>
      <text:p text:style-name="P47">Damas Mora, Chef Service Santé, Angola.</text:p>
      <text:p text:style-name="P31"/>
      <text:p text:style-name="P31">W. H. Deaderick, Mariana, Arkansas, Etats-Unis. </text:p>
      <text:p text:style-name="P31"/>
      <text:p text:style-name="P31">A. Dubois, <text:span text:style-name="T26">anc </text:span>Médecin du Congo belge, <text:span text:style-name="T26">à Louvain, Belgique.</text:span></text:p>
      <text:p text:style-name="P47">H.L. Duke, Bactériologiste à Entebbe, Ouganda.</text:p>
      <text:p text:style-name="P47">F.W. Edwardsn Assistant d’Entomologie, British Museum (Nat. Hist), Cromwell Road, Londres, S.W. </text:p>
      <text:p text:style-name="P31">E. Escomel, <text:span text:style-name="T26">anc Prof Bactériologie Université Lira, Arequipa, Pérou.</text:span></text:p>
      <text:p text:style-name="P31"/>
      <text:p text:style-name="P31">J. W. H. Eyre, Bactériologiste Guy’s Hospital, Londres, S. E. <text:span text:style-name="T26">1.</text:span></text:p>
      <text:p text:style-name="P31"/>
      <text:p text:style-name="P31">H. B. Fantham,Prof Zoologie Univ. Johannesbourg, Afrique du Sud. </text:p>
      <text:p text:style-name="P31"/>
      <text:p text:style-name="P31">G. Finzi, Prof Clinique Vétérinaire Univ. Turin, Italie. </text:p>
      <text:p text:style-name="P31"/>
      <text:p text:style-name="P47">P.C. Flu, Prof Pathologie exotique, Directeur Institut d’Hygiène tropicale Univers ? Leyde, Hollande. </text:p>
      <text:p text:style-name="P31"/>
      <text:p text:style-name="P31">G. Franchini, <text:span text:style-name="T26">Prof de Pathologie exotique, Fac Méd Bologne. </text:span></text:p>
      <text:p text:style-name="P31"/>
      <text:p text:style-name="P31">U. Gabbi, Prof. Clinique Médecine générale, Parme. </text:p>
      <text:p text:style-name="P31"/>
      <text:p text:style-name="P47">A. Gaminara, Médecin-inspecteur du Service contre la fièvre jaune, Uruguay.</text:p>
      <text:p text:style-name="P31"/>
      <text:p text:style-name="P31">C. M. Garcia, Médecin-inspecteur du Service contre la fièvre jaune, La Vera-Cruz, Mexique.</text:p>
      <text:p text:style-name="P31"/>
      <text:p text:style-name="P31">A. Gilruth, Gouverneur Territoire du Nord, Australie, à Darwin,</text:p>
      <text:p text:style-name="P31"/>
      <text:p text:style-name="P31"><text:span text:style-name="T26">O. Goebel, </text:span>anc. Médecin du Congo belge, à Bruxelles.</text:p>
      <text:p text:style-name="P31"/>
      <text:p text:style-name="P31">E. D. W. Greig, <text:span text:style-name="T26">38, Coates Gardens, Edimbourg.</text:span></text:p>
      <text:p text:style-name="P31"><text:soft-page-break/></text:p>
      <text:p text:style-name="P47">J. Guiteras, Ministre de la santé, La Havane, Cuba. </text:p>
      <text:p text:style-name="P31"/>
      <text:p text:style-name="P31">W. M. Haffkine, <text:span text:style-name="T26">17, Avenue Victor Hugo, Boulogne-sur-Seine.</text:span></text:p>
      <text:p text:style-name="P31"/>
      <text:p text:style-name="P47">L.W. Hackett, Dir Stat Exp Lutte antimalarique Rockefeller, 168, Corso Vittorio Emanuele, Rome.</text:p>
      <text:p text:style-name="P47"/>
      <text:p text:style-name="P31">Edw. Hindle, <text:span text:style-name="T26">anc. </text:span>Prof Ecole de Médecine, Le Caire, <text:span text:style-name="T26">32, Belsize Avenue, Hampstead, Londres, N.W.3.</text:span></text:p>
      <text:p text:style-name="P31"/>
      <text:p text:style-name="P31">P. Pereiras Horta, Directeur Ecole vétérinaire, Rio de Janeiro</text:p>
      <text:p text:style-name="P31"/>
      <text:p text:style-name="P31">B. A. Houssay, Prof. fac. Médecine et Vétérinaire, Buenos-Aires. </text:p>
      <text:p text:style-name="P31"/>
      <text:p text:style-name="P31">J. Iturbe, Membre Acad. Médecine, Caracas, Venezuela. </text:p>
      <text:p text:style-name="P31"/>
      <text:p text:style-name="P31">S. P. James, Lieutenant-Colonel Service sanitaire Inde anglaise, 8, Symons Str., Cadogan Gardens, Londres S. W. 3.</text:p>
      <text:p text:style-name="P31"/>
      <text:p text:style-name="P31">R. Jemma, Professeur Pédiatrie Fac. Médecine, Naples. </text:p>
      <text:p text:style-name="P31"/>
      <text:p text:style-name="P31">S. Kanellis, 24, rue Pinacoton, Athènes. </text:p>
      <text:p text:style-name="P31"/>
      <text:p text:style-name="P49">J. Khouri, Pharmacien-chimiste, 4, rue de France, Alexandrie.</text:p>
      <text:p text:style-name="P31"/>
      <text:p text:style-name="P31">G. W. Kiewiet de Jonge, Kramat, Weltewreden, Indes néerlandaises. </text:p>
      <text:p text:style-name="P31"/>
      <text:p text:style-name="P31">Ailan Kinghorn, Mpika, Rhodesia septentrionale. </text:p>
      <text:p text:style-name="P31"/>
      <text:p text:style-name="P31">G. A. Kofoid, Prof Zoologie Université de Californie, Berkeley, Cal, Etats-Unis. . </text:p>
      <text:p text:style-name="P31"/>
      <text:p text:style-name="P49">E. Lagrange, anc. Médecin colonial belge, Directeur du Laboratoire Bactériologique quarantenaire, Alexandrie. </text:p>
      <text:p text:style-name="P49"/>
      <text:p text:style-name="P31">A. Lanfranchi, Professeur Clinique vétérinaire Univ. Bologne, Italie. </text:p>
      <text:p text:style-name="P31"/>
      <text:p text:style-name="P31">R. Leiper, Professeur Helminthologie <text:span text:style-name="T27">École</text:span> Médecine tropicale, 103 , Corringham Road, Golders Green, Londres, N. </text:p>
      <text:p text:style-name="P31"/>
      <text:p text:style-name="P31">H. P. Lie, Chef du service de la Lèpre, Bergen, Norvège. </text:p>
      <text:p text:style-name="P31"><text:soft-page-break/></text:p>
      <text:p text:style-name="P31">A. Lignos, Médecin Ile d’Hydra, Grèce. </text:p>
      <text:p text:style-name="P31"/>
      <text:p text:style-name="P31">A. Lindenberg, Médecin Service dermatologique Hôpital Santa-Casa, S. Paulo, Brésil</text:p>
      <text:p text:style-name="P31"/>
      <text:p text:style-name="P49">Geroges C. Low, Lecturer, London School of tropical Medicine, Médecin Hospital for Tropical Diseases, 86, Brook Str., Grosvenor Square, Londres W.1.</text:p>
      <text:p text:style-name="P31"/>
      <text:p text:style-name="P31">A. Lutz, Chef de Service Institut Oswaldo <text:span text:style-name="T27">Cruz, Ma</text:span>nguinhos, Rio-de-Janeiro. </text:p>
      <text:p text:style-name="P31"/>
      <text:p text:style-name="P31">J. Macdonald, La Clinica, 18, calle Guente, Huelva, Espagne. </text:p>
      <text:p text:style-name="P31"/>
      <text:p text:style-name="P31">F. Percival Mackie, du Service médical de l’Inde <text:span text:style-name="T27">Laboratoire bactériologique, Parel, Bombay.</text:span></text:p>
      <text:p text:style-name="P31"/>
      <text:p text:style-name="P31">Ph Manson-Bahr 9 Weymouth Str., Portland Place, Londres W.<text:span text:style-name="T27">1.</text:span></text:p>
      <text:p text:style-name="P31"/>
      <text:p text:style-name="P31">E. Marzinowsky, Médecin Hôpital Paul Ier, Moscou. </text:p>
      <text:p text:style-name="P31"/>
      <text:p text:style-name="P31">A. Da Matta, Médecin-chef Municipalité Manaos, N. Brésil. </text:p>
      <text:p text:style-name="P31"/>
      <text:p text:style-name="P49">Alv. Mazza, directeur Laboratoire de l’Institut de clinique chhirurgicale, ru Paraguay, 2150, Buenos Aires. </text:p>
      <text:p text:style-name="P31"/>
      <text:p text:style-name="P49">Fr de Mello, Dir Ecole de médecine, Nova Goa, Indes portugaises. </text:p>
      <text:p text:style-name="P31"/>
      <text:p text:style-name="P31">U. Mello, Agrégé Ecole vétérinaire, Turin. </text:p>
      <text:p text:style-name="P31"/>
      <text:p text:style-name="P31">L. E. Migone, Prof Faculté de Médecine, Assomption, Paraguay.</text:p>
      <text:p text:style-name="P31"/>
      <text:p text:style-name="P49">Mijajima, Prof de Parasitologie, Faculté de Médecine de Tokyo, Japon.</text:p>
      <text:p text:style-name="P31"/>
      <text:p text:style-name="P31">R. E. Montgomery, <text:span text:style-name="T28">Conseiler vétérinaire de l’Ouganda du Kenia et du Tanganyika, Etebbe.</text:span></text:p>
      <text:p text:style-name="P31"/>
      <text:p text:style-name="P31">J. Moreira, Directeur Hospice national dés aliénés, Rio-de-Janeiro. </text:p>
      <text:p text:style-name="P31"/>
      <text:p text:style-name="P51">A. Moses, Service de l’Industrie pastorale, rue Matta Machado, rio de Janeiro.</text:p>
      <text:p text:style-name="P51"/>
      <text:p text:style-name="P31">C. S. Motas, Prof Ecole vétérinaire, Bucarest. </text:p>
      <text:p text:style-name="P31"/>
      <text:p text:style-name="P31"><text:soft-page-break/>R. Mouchet, Médecin-<text:span text:style-name="T28">inspecteur provincial, Staleyville, congo Belge. </text:span></text:p>
      <text:p text:style-name="P31">W. E. Musgrave, Biological Laboratory, Bureau of Science, Manille. </text:p>
      <text:p text:style-name="P31"/>
      <text:p text:style-name="P31">D. Nabarro, Childrens Hospital,Gt. Ormonde Street, Londres, W. C. et 107, Horley Str L. W. I</text:p>
      <text:p text:style-name="P31"/>
      <text:p text:style-name="P31">R. Newstead, Prof <text:span text:style-name="T28">emerite d’entomologie de l’</text:span>Ecole de Médecine tropicale, Liverpool</text:p>
      <text:p text:style-name="P31"/>
      <text:p text:style-name="P31">W. S. Patton, <text:span text:style-name="T28">Prof Entomologie de l’Ecole de Médecine tropicale, Liverpool</text:span></text:p>
      <text:p text:style-name="P51">C. Picado, Hopital San José, Costa-rica.</text:p>
      <text:p text:style-name="P51">C. Pinto, Prof Parasitologie, Faculte de médecine, Sao Paulo, Bresil.</text:p>
      <text:p text:style-name="P51"/>
      <text:p text:style-name="P31">M. Piraja da Silva, Prof <text:span text:style-name="T28">Parasitologie et Pathologie tropicale, </text:span>Fac<text:span text:style-name="T28">ulté de</text:span> Médecine, Bahia, Brésil. </text:p>
      <text:p text:style-name="P31"/>
      <text:p text:style-name="P31">G. Pittaluga, Prof Parasitologie et Pathologie tropicale, Faculté de Médecine, Madrid. </text:p>
      <text:p text:style-name="P31"/>
      <text:p text:style-name="P31">E. Rabello, Prof. Fac. de Médecine, Rio de Janeiro.</text:p>
      <text:p text:style-name="P31"/>
      <text:p text:style-name="P31"><text:span text:style-name="T28">F. </text:span>Raymond, <text:span text:style-name="T28">Colonel </text:span>Chef du service vétér<text:span text:style-name="T28">inaire</text:span> civil du Bengale <text:span text:style-name="T28">de la </text:span>Royal Veterinary College, Calcutta. </text:p>
      <text:p text:style-name="P51">A. Recio, Directeur du Laboratoire, Hôpital municipal, La Havane. </text:p>
      <text:p text:style-name="P31"/>
      <text:p text:style-name="P31">Ramon E. Ribeyro, Prof. Fac. Médecine, Lima. Pérou. </text:p>
      <text:p text:style-name="P51"/>
      <text:p text:style-name="P51">D. Rivas, Prof Université Philadelphie, Etats Unis.</text:p>
      <text:p text:style-name="P51"/>
      <text:p text:style-name="P31">E. Robledo, <text:span text:style-name="T29">Recteur Université Antioquia</text:span>, Colombie.</text:p>
      <text:p text:style-name="P31"/>
      <text:p text:style-name="P31">R. Robles, Prof. Fac. Médecine, Guatemala. </text:p>
      <text:p text:style-name="P31"/>
      <text:p text:style-name="P31">Ph. H. Ross, Government Bacteriologist, Nairobi, <text:span text:style-name="T29">Kénia</text:span></text:p>
      <text:p text:style-name="P31"/>
      <text:p text:style-name="P31">R. Row, Greylands, 2<text:span text:style-name="T29">7</text:span> New Marine Lines, Fort, Bombay, Inde. </text:p>
      <text:p text:style-name="P31"/>
      <text:p text:style-name="P31">L. W. Sambon, Professeur Ecole Médecine tropicale, Londres. </text:p>
      <text:p text:style-name="P31"/>
      <text:p text:style-name="P31">C. Savas, Prof Fac. Médecine, Athènes. </text:p>
      <text:p text:style-name="P53">J. Swchetz, Chargé de mission, Congo belge.</text:p>
      <text:p text:style-name="P53">A.W. Sellards, Prof Ecole Médecine Tropicale de Harvard, Boston.</text:p>
      <text:p text:style-name="P53">O. Da Silva Araujo, Directeur su Service de Prophylaxie de la Lèpre Direction Santé <text:soft-page-break/>Publique, Rio de Janeiro.</text:p>
      <text:p text:style-name="P31">A. Splendore, anc. Directeur Labor. Bactériologie Hôpital S.Joaquim, S. Paulo, Brésil, via Andrea Vesaleo, Rome. </text:p>
      <text:p text:style-name="P53">A. Stanton, Colonial Office, Downing Street, Londres</text:p>
      <text:p text:style-name="P31"/>
      <text:p text:style-name="P31">R. P. Strong, <text:s/>Prof Médecine tropicale, Univ. Harvard, Boston. </text:p>
      <text:p text:style-name="P31"/>
      <text:p text:style-name="P31">E. Tejera, <text:span text:style-name="T29">Directeur Laboratoire Santé publique, </text:span>Caracas, Venezuela </text:p>
      <text:p text:style-name="P31"/>
      <text:p text:style-name="P31">Theobald, Wye Court, Wye Kent, Angleterre. </text:p>
      <text:p text:style-name="P31"/>
      <text:p text:style-name="P31"><text:span text:style-name="T29">T. </text:span>Wolferstan, Ecole Médecine tropicale, Manaos, Brésil. </text:p>
      <text:p text:style-name="P31"/>
      <text:p text:style-name="P53">A.C. Ukil, Prof Institut National de Médecine, 6/1 Kanklia Road Bally-gunge, Calcutta, Indes Anglaises.</text:p>
      <text:p text:style-name="P53">L. Uriarte, Directeur p.i. Institut Bactériologique Departamento nacional Higiena, rue Mexico, 825, Bueno Aires.</text:p>
      <text:p text:style-name="P53"/>
      <text:p text:style-name="P31">F. Van den Branden, <text:span text:style-name="T29">Prof Ecole Médecine tropicale, Directeur Laboratoire Administration de l’Hygiène, 2, parc du Cinquantenaire, Bruxelles. </text:span></text:p>
      <text:p text:style-name="P31"/>
      <text:p text:style-name="P53">L. Van Hoof, Elisabethville, Congo belge.</text:p>
      <text:p text:style-name="P31"/>
      <text:p text:style-name="P31">R. Van Saceghem, Vétérinaire de l’armée belge, <text:span text:style-name="T29">directeur Laboratoire du Ruanda, Kissengnie, Occupation belge Est Africain allemand. </text:span></text:p>
      <text:p text:style-name="P31"/>
      <text:p text:style-name="P53">F. Vasconcellos, Chef Service Institut Oswaldo Cruz, <text:span text:style-name="T30">Rio de Janeiro.</text:span></text:p>
      <text:p text:style-name="P31"/>
      <text:p text:style-name="P31">Creighton Wellman, Prof Université Tula<text:span text:style-name="T30">s</text:span>ne, Nouvelle Orléans, Louisiane, Etats Unis. </text:p>
      <text:p text:style-name="P31"/>
      <text:p text:style-name="P55">S. Burt Wolbach, Prof Université Harvard, Boston, Etats-Unis. </text:p>
      <text:p text:style-name="P31"/>
      <text:p text:style-name="P31">W. L. Yakimoff, Chef de service mal. tropicales e<text:span text:style-name="T30">t c</text:span>himiothérapie. Bureau hémoparasitologique. Départ, vétér. de l’Intérieur, Pétrograde, Ordinarnaia, d, log. 6. </text:p>
      <text:p text:style-name="P31"/>
      <text:p text:style-name="P31">Warrington Yorke, Pro<text:span text:style-name="T30">f</text:span> Parasitologie Ecole Médecine tropicale et Univ. Liverpool. , <text:span text:style-name="T30">Liverpool.</text:span></text:p>
      <text:p text:style-name="P31"/>
      <text:p text:style-name="P31">Zammit, Laboratory Public Health Departm., Malte.</text:p>
      <text:p text:style-name="P31"/>
      <text:p text:style-name="P55">G. Zotta, Prof Parasitologie, Faculté de Médecine, Bucar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12T10:32:05.785459975</dc:date>
    <meta:editing-duration>PT15H9M30S</meta:editing-duration>
    <meta:editing-cycles>14</meta:editing-cycles>
    <meta:document-statistic meta:table-count="0" meta:image-count="0" meta:object-count="0" meta:page-count="20" meta:paragraph-count="388" meta:word-count="3846" meta:character-count="27278" meta:non-whitespace-character-count="23605"/>
  </office:meta>
</office:document-meta>
</file>